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c6a" officeooo:paragraph-rsid="0014215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b16d" officeooo:paragraph-rsid="000fb16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ec6a" officeooo:paragraph-rsid="0010ec6a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3fe7f" officeooo:paragraph-rsid="0013fe7f"/>
    </style:style>
    <style:style style:name="P5" style:family="paragraph" style:parent-style-name="Standard">
      <style:text-properties officeooo:rsid="0014d176" officeooo:paragraph-rsid="0014d176"/>
    </style:style>
    <style:style style:name="P6" style:family="paragraph" style:parent-style-name="Standard">
      <style:text-properties officeooo:rsid="00160ad1" officeooo:paragraph-rsid="00160ad1"/>
    </style:style>
    <style:style style:name="P7" style:family="paragraph" style:parent-style-name="Standard">
      <style:text-properties officeooo:rsid="0016c04d" officeooo:paragraph-rsid="0016c04d"/>
    </style:style>
    <style:style style:name="P8" style:family="paragraph" style:parent-style-name="Standard">
      <style:text-properties fo:language="en" fo:country="GB" officeooo:rsid="00184a6f" officeooo:paragraph-rsid="00184a6f"/>
    </style:style>
    <style:style style:name="P9" style:family="paragraph" style:parent-style-name="Standard">
      <style:text-properties fo:language="en" fo:country="GB" officeooo:rsid="001af992" officeooo:paragraph-rsid="001af992"/>
    </style:style>
    <style:style style:name="P10" style:family="paragraph" style:parent-style-name="Standard">
      <style:text-properties fo:language="en" fo:country="GB" officeooo:rsid="0022788e" officeooo:paragraph-rsid="0022788e"/>
    </style:style>
    <style:style style:name="P11" style:family="paragraph" style:parent-style-name="Standard">
      <style:text-properties officeooo:rsid="0028d6ca" officeooo:paragraph-rsid="0028d6ca"/>
    </style:style>
    <style:style style:name="P12" style:family="paragraph" style:parent-style-name="Standard">
      <style:text-properties fo:language="en" fo:country="US" officeooo:rsid="001cff88" officeooo:paragraph-rsid="002c0e37"/>
    </style:style>
    <style:style style:name="P13" style:family="paragraph" style:parent-style-name="Standard">
      <style:text-properties officeooo:rsid="0010ec6a" officeooo:paragraph-rsid="00142150"/>
    </style:style>
    <style:style style:name="P14" style:family="paragraph" style:parent-style-name="Standard">
      <style:text-properties officeooo:rsid="0013fe7f" officeooo:paragraph-rsid="0013fe7f"/>
    </style:style>
    <style:style style:name="P15" style:family="paragraph" style:parent-style-name="Standard">
      <style:text-properties officeooo:rsid="0014d176" officeooo:paragraph-rsid="0014d176"/>
    </style:style>
    <style:style style:name="P16" style:family="paragraph" style:parent-style-name="Standard">
      <style:text-properties officeooo:rsid="00160ad1" officeooo:paragraph-rsid="00160ad1"/>
    </style:style>
    <style:style style:name="P17" style:family="paragraph" style:parent-style-name="Standard">
      <style:text-properties officeooo:rsid="0016c04d" officeooo:paragraph-rsid="0016c04d"/>
    </style:style>
    <style:style style:name="P18" style:family="paragraph" style:parent-style-name="Standard">
      <style:text-properties officeooo:rsid="0016c04d" officeooo:paragraph-rsid="00320bbc"/>
    </style:style>
    <style:style style:name="P19" style:family="paragraph" style:parent-style-name="Standard">
      <style:text-properties fo:language="en" fo:country="GB" officeooo:rsid="00184a6f" officeooo:paragraph-rsid="00320bbc"/>
    </style:style>
    <style:style style:name="P20" style:family="paragraph" style:parent-style-name="Standard">
      <style:text-properties fo:language="en" fo:country="GB" officeooo:rsid="00184a6f" officeooo:paragraph-rsid="00184a6f"/>
    </style:style>
    <style:style style:name="P21" style:family="paragraph" style:parent-style-name="Standard">
      <style:text-properties fo:language="en" fo:country="GB" officeooo:rsid="001af992" officeooo:paragraph-rsid="001af992"/>
    </style:style>
    <style:style style:name="P22" style:family="paragraph" style:parent-style-name="Standard">
      <style:text-properties fo:language="en" fo:country="GB" officeooo:rsid="0022788e" officeooo:paragraph-rsid="0022788e"/>
    </style:style>
    <style:style style:name="P23" style:family="paragraph" style:parent-style-name="Standard">
      <style:text-properties officeooo:rsid="0028d6ca" officeooo:paragraph-rsid="0028d6ca"/>
    </style:style>
    <style:style style:name="T1" style:family="text">
      <style:text-properties officeooo:rsid="00184a6f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296d91"/>
    </style:style>
    <style:style style:name="T4" style:family="text">
      <style:text-properties fo:language="en" fo:country="GB" officeooo:rsid="002acaf7"/>
    </style:style>
    <style:style style:name="T5" style:family="text">
      <style:text-properties fo:language="en" fo:country="GB" officeooo:rsid="00184a6f"/>
    </style:style>
    <style:style style:name="T6" style:family="text">
      <style:text-properties fo:language="en" fo:country="GB" officeooo:rsid="002c0e37"/>
    </style:style>
    <style:style style:name="T7" style:family="text">
      <style:text-properties fo:language="en" fo:country="GB" officeooo:rsid="00303c73"/>
    </style:style>
    <style:style style:name="T8" style:family="text">
      <style:text-properties fo:language="en" fo:country="GB" fo:font-style="italic" officeooo:rsid="002acaf7" style:font-style-asian="italic" style:font-style-complex="italic"/>
    </style:style>
    <style:style style:name="T9" style:family="text">
      <style:text-properties fo:language="en" fo:country="GB" officeooo:rsid="002c0205"/>
    </style:style>
    <style:style style:name="T10" style:family="text">
      <style:text-properties officeooo:rsid="002acaf7"/>
    </style:style>
    <style:style style:name="T11" style:family="text">
      <style:text-properties fo:font-style="italic" officeooo:rsid="002acaf7" style:font-style-asian="italic" style:font-style-complex="italic"/>
    </style:style>
    <style:style style:name="T12" style:family="text">
      <style:text-properties officeooo:rsid="002c0205"/>
    </style:style>
    <style:style style:name="T13" style:family="text">
      <style:text-properties officeooo:rsid="002d4be2"/>
    </style:style>
    <style:style style:name="T14" style:family="text">
      <style:text-properties officeooo:rsid="00303c73"/>
    </style:style>
    <style:style style:name="T15" style:family="text">
      <style:text-properties fo:language="sv" fo:country="SE" officeooo:rsid="00320bb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ynamical Systems TIF155/FIM770</text:p>
      <text:p text:style-name="P2">Konstantinos Zakkas</text:p>
      <text:p text:style-name="P3">Problem Set 2</text:p>
      <text:p text:style-name="P11"/>
      <text:p text:style-name="P11">2.2 Damped pendulum</text:p>
      <text:p text:style-name="P11"/>
      <text:p text:style-name="P1"><text:s/><draw:frame draw:style-name="fr2" draw:name="Object1" text:anchor-type="as-char" svg:y="-0.3272in" svg:width="1.3917in" svg:height="0.594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5"/></text:p>
      <text:p text:style-name="P4">Now the second order ODE will be written as two first order ODEs</text:p>
      <text:p text:style-name="P4"/>
      <text:p text:style-name="P4"><draw:frame draw:style-name="fr2" draw:name="Object2" text:anchor-type="as-char" svg:y="-0.3272in" svg:width="1.4618in" svg:height="0.59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Next step is to de-<text:span text:style-name="T2">dimensionali</text:span><text:span text:style-name="T3">s</text:span><text:span text:style-name="T2">e</text:span> the parameters</text:p>
      <text:p text:style-name="P5"/>
      <text:p text:style-name="P6"><draw:frame draw:style-name="fr2" draw:name="Object3" text:anchor-type="as-char" svg:y="-0.339in" svg:width="0.6335in" svg:height="0.6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7">where<draw:frame draw:style-name="fr2" draw:name="Object4" text:anchor-type="as-char" svg:y="-0.1484in" svg:width="0.552in" svg:height="0.1839in" draw:z-index="3"><draw:object xlink:href="./Object 4" xlink:type="simple" xlink:show="embed" xlink:actuate="onLoad"/><draw:image xlink:href="./ObjectReplacements/Object 4" xlink:type="simple" xlink:show="embed" xlink:actuate="onLoad"/></draw:frame>are the new dimensionless parameters. <text:span text:style-name="T1">So if we substitute </text:span><text:span text:style-name="T4">them we have</text:span></text:p>
      <text:p text:style-name="P7"><text:span text:style-name="T4"/></text:p>
      <text:p text:style-name="P18"><draw:frame draw:style-name="fr2" draw:name="Object5" text:anchor-type="as-char" svg:y="-0.4638in" svg:width="2.0984in" svg:height="0.8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8"><text:span text:style-name="T5"/></text:p>
      <text:p text:style-name="P18"><text:span text:style-name="T5">thus if we choose </text:span><text:span text:style-name="T5"><draw:frame draw:style-name="fr2" draw:name="Object6" text:anchor-type="as-char" svg:y="-0.278in" svg:width="0.6783in" svg:height="0.4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in order for</text:span><text:span text:style-name="T4"><draw:frame draw:style-name="fr1" draw:name="Object13" text:anchor-type="as-char" svg:y="-0.1484in" svg:width="0.1898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">to have</text:span><text:span text:style-name="T8"><draw:frame draw:style-name="fr1" draw:name="Object16" text:anchor-type="as-char" svg:y="-0.1484in" svg:width="0.1535in" svg:height="0.1839in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4">as </text:span><text:span text:style-name="T9">its</text:span><text:span text:style-name="T4"> unit, since </text:span><text:span text:style-name="T9">the</text:span><text:span text:style-name="T4"> unit for </text:span><text:span text:style-name="T4"><draw:frame draw:style-name="fr1" draw:name="Object14" text:anchor-type="as-char" svg:y="-0.1484in" svg:width="0.1744in" svg:height="0.1839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4">is</text:span><text:span text:style-name="T4"><draw:frame draw:style-name="fr1" draw:name="Object15" text:anchor-type="as-char" svg:y="-0.2437in" svg:width="0.2366in" svg:height="0.4165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4"> and for</text:span><text:span text:style-name="T4"><draw:frame draw:style-name="fr1" draw:name="Object17" text:anchor-type="as-char" svg:y="-0.1484in" svg:width="0.1299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is</text:span><text:span text:style-name="T4"><draw:frame draw:style-name="fr1" draw:name="Object18" text:anchor-type="as-char" svg:y="-0.1484in" svg:width="0.2028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5">we get</text:span></text:p>
      <text:p text:style-name="P19"/>
      <text:p text:style-name="P8"><draw:frame draw:style-name="fr2" draw:name="Object8" text:anchor-type="as-char" svg:y="-0.278in" svg:width="1.1071in" svg:height="0.451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><draw:frame draw:style-name="fr2" draw:name="Object7" text:anchor-type="as-char" svg:y="-0.278in" svg:width="2.4417in" svg:height="0.45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/>
      <text:p text:style-name="P9">and it was given that</text:p>
      <text:p text:style-name="P9"/>
      <text:p text:style-name="P9"><draw:frame draw:style-name="fr2" draw:name="Object9" text:anchor-type="as-char" svg:y="-0.4264in" svg:width="1.3283in" svg:height="0.793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12"><text:soft-page-break/>so <text:span text:style-name="T6">comparing the </text:span><text:span text:style-name="T7">our system with the one we want to have</text:span><text:span text:style-name="T6"> we get</text:span></text:p>
      <text:p text:style-name="P12"><text:span text:style-name="T6"/></text:p>
      <text:p text:style-name="P12"><draw:frame draw:style-name="fr2" draw:name="Object10" text:anchor-type="as-char" svg:y="-0.5689in" svg:width="0.8681in" svg:height="1.103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  <text:p text:style-name="P10"><text:span text:style-name="T13">and </text:span>for<draw:frame draw:style-name="fr2" draw:name="Object11" text:anchor-type="as-char" svg:y="-0.1484in" svg:width="0.439in" svg:height="0.2091in" draw:z-index="10"><draw:object xlink:href="./Object 11" xlink:type="simple" xlink:show="embed" xlink:actuate="onLoad"/><draw:image xlink:href="./ObjectReplacements/Object 11" xlink:type="simple" xlink:show="embed" xlink:actuate="onLoad"/></draw:frame>we have</text:p>
      <text:p text:style-name="P10"/>
      <text:p text:style-name="P10"><draw:frame draw:style-name="fr2" draw:name="Object12" text:anchor-type="as-char" svg:y="-0.278in" svg:width="0.7402in" svg:height="0.4272in" draw:z-index="11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23:32:32.606000000</meta:creation-date>
    <dc:date>2021-11-26T15:42:31.376000000</dc:date>
    <meta:editing-duration>P1DT8H35M1S</meta:editing-duration>
    <meta:editing-cycles>32</meta:editing-cycles>
    <meta:generator>LibreOffice/7.1.5.2$Windows_X86_64 LibreOffice_project/85f04e9f809797b8199d13c421bd8a2b025d52b5</meta:generator>
    <meta:document-statistic meta:table-count="0" meta:image-count="0" meta:object-count="18" meta:page-count="2" meta:paragraph-count="20" meta:word-count="83" meta:character-count="455" meta:non-whitespace-character-count="38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θ</mi>
                <mo stretchy="false">¨</mo>
              </mover>
              <mo stretchy="false">=</mo>
              <mrow>
                <mo stretchy="false">−</mo>
                <mfrac>
                  <mi>g</mi>
                  <mi>l</mi>
                </mfrac>
              </mrow>
            </mrow>
            <mi>sin</mi>
            <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  <mo stretchy="false">−</mo>
              <mfrac>
                <mi>γ</mi>
                <mi>m</mi>
              </mfrac>
            </mrow>
            <mover accent="true">
              <mi>θ</mi>
              <mo stretchy="false">˙</mo>
            </mover>
          </mrow>
        </mtd>
      </mtr>
      <mtr>
        <mtd>
          <mrow>
            <mi>ω</mi>
            <mo stretchy="false">=</mo>
            <mover accent="true">
              <mi>θ</mi>
              <mo stretchy="false">˙</mo>
            </mover>
          </mrow>
        </mtd>
      </mtr>
    </mtable>
    <annotation encoding="StarMath 5.0">ddot θ = -{g over l}  sin( θ )- { γ } over {m}dot θ newline
ω = dot θ
</annotation>
  </semantics>
</math>
</file>

<file path=Object 10/content.xml><?xml version="1.0" encoding="utf-8"?>
<math xmlns="http://www.w3.org/1998/Math/MathML" display="block">
  <semantics>
    <mtable>
      <mtr>
        <mtd>
          <mrow>
            <msqrt>
              <mrow>
                <mo fence="true" form="prefix" stretchy="false">(</mo>
                <mrow>
                  <mfrac>
                    <mi>l</mi>
                    <mi>g</mi>
                  </mfrac>
                </mrow>
                <mo fence="true" form="postfix" stretchy="false">)</mo>
              </mrow>
            </msqrt>
            <mrow>
              <mfrac>
                <msub>
                  <mi>ω</mi>
                  <mn>0</mn>
                </msub>
                <msub>
                  <mi>θ</mi>
                  <mn>0</mn>
                </msub>
              </mfrac>
              <mo stretchy="false">=</mo>
              <mn>1</mn>
            </mrow>
          </mrow>
        </mtd>
      </mtr>
      <mtr>
        <mtd>
          <mrow>
            <mrow>
              <mi>σ</mi>
              <mo stretchy="false">=</mo>
              <mfrac>
                <mi>γ</mi>
                <mi>m</mi>
              </mfrac>
            </mrow>
            <msqrt>
              <mrow>
                <mo fence="true" form="prefix" stretchy="false">(</mo>
                <mrow>
                  <mfrac>
                    <mi>l</mi>
                    <mi>g</mi>
                  </mfrac>
                </mrow>
                <mo fence="true" form="postfix" stretchy="false">)</mo>
              </mrow>
            </msqrt>
          </mrow>
        </mtd>
      </mtr>
      <mtr>
        <mtd>
          <mrow>
            <msub>
              <mi>θ</mi>
              <mn>0</mn>
            </msub>
            <mo stretchy="false">=</mo>
            <mn>1</mn>
          </mrow>
        </mtd>
      </mtr>
    </mtable>
    <annotation encoding="StarMath 5.0">sqrt( l over g ) ω_0 over θ_0 = 1 newline
σ = γ over m sqrt( l over g ) newline
θ_0 = 1</annotation>
  </semantics>
</math>
</file>

<file path=Object 11/content.xml><?xml version="1.0" encoding="utf-8"?>
<math xmlns="http://www.w3.org/1998/Math/MathML" display="block">
  <semantics>
    <mrow>
      <msub>
        <mi>θ</mi>
        <mn>0</mn>
      </msub>
      <mo stretchy="false">=</mo>
      <mn>1</mn>
    </mrow>
    <annotation encoding="StarMath 5.0">θ_0 = 1</annotation>
  </semantics>
</math>
</file>

<file path=Object 12/content.xml><?xml version="1.0" encoding="utf-8"?>
<math xmlns="http://www.w3.org/1998/Math/MathML" display="block">
  <semantics>
    <mrow>
      <msub>
        <mi>ω</mi>
        <mn>0</mn>
      </msub>
      <mo stretchy="false">=</mo>
      <msqrt>
        <mrow>
          <mo fence="true" form="prefix" stretchy="false">(</mo>
          <mrow>
            <mfrac>
              <mi>g</mi>
              <mi>l</mi>
            </mfrac>
          </mrow>
          <mo fence="true" form="postfix" stretchy="false">)</mo>
        </mrow>
      </msqrt>
    </mrow>
    <annotation encoding="StarMath 5.0">ω_0 = sqrt( g over l )</annotation>
  </semantics>
</math>
</file>

<file path=Object 13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14/content.xml><?xml version="1.0" encoding="utf-8"?>
<math xmlns="http://www.w3.org/1998/Math/MathML" display="block">
  <semantics>
    <mi>g</mi>
    <annotation encoding="StarMath 5.0">g</annotation>
  </semantics>
</math>
</file>

<file path=Object 15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16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table>
      <mtr>
        <mtd>
          <mrow>
            <mover accent="true">
              <mi>θ</mi>
              <mo stretchy="false">˙</mo>
            </mover>
            <mo stretchy="false">=</mo>
            <mi>ω</mi>
          </mrow>
        </mtd>
      </mtr>
      <mtr>
        <mtd>
          <mrow>
            <mrow>
              <mover accent="true">
                <mi>ω</mi>
                <mo stretchy="false">˙</mo>
              </mover>
              <mo stretchy="false">=</mo>
              <mrow>
                <mo stretchy="false">−</mo>
                <mfrac>
                  <mi>g</mi>
                  <mi>l</mi>
                </mfrac>
              </mrow>
            </mrow>
            <mi>sin</mi>
            <mrow>
              <mrow>
                <mo fence="true" form="prefix" stretchy="false">(</mo>
                <mrow>
                  <mi>θ</mi>
                </mrow>
                <mo fence="true" form="postfix" stretchy="false">)</mo>
              </mrow>
              <mo stretchy="false">−</mo>
              <mfrac>
                <mi>γ</mi>
                <mi>m</mi>
              </mfrac>
            </mrow>
            <mi>ω</mi>
          </mrow>
        </mtd>
      </mtr>
    </mtable>
    <annotation encoding="StarMath 5.0">dot θ = ω newline
dot ω = - {g over l} sin(θ) - {γ} over {m} ω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θ</mi>
              <mo stretchy="false">=</mo>
              <msub>
                <mi>θ</mi>
                <mn>0</mn>
              </msub>
            </mrow>
            <mi>x</mi>
          </mrow>
        </mtd>
      </mtr>
      <mtr>
        <mtd>
          <mrow>
            <mrow>
              <mi>ω</mi>
              <mo stretchy="false">=</mo>
              <msub>
                <mi>ω</mi>
                <mn>0</mn>
              </msub>
            </mrow>
            <mi>y</mi>
          </mrow>
        </mtd>
      </mtr>
      <mtr>
        <mtd>
          <mrow>
            <mrow>
              <mi>t</mi>
              <mo stretchy="false">=</mo>
              <msub>
                <mi>t</mi>
                <mn>0</mn>
              </msub>
            </mrow>
            <mi>t</mi>
            <mi>'</mi>
          </mrow>
        </mtd>
      </mtr>
    </mtable>
    <annotation encoding="StarMath 5.0"> θ = θ_0 x newline
 ω = ω_0 y  newline
 t = t_0 t'</annotation>
  </semantics>
</math>
</file>

<file path=Object 4/content.xml><?xml version="1.0" encoding="utf-8"?>
<math xmlns="http://www.w3.org/1998/Math/MathML" display="block">
  <semantics>
    <mrow>
      <mi>x</mi>
      <mi>,</mi>
      <mi>y</mi>
      <mi>,</mi>
      <mi>t</mi>
      <mi>'</mi>
    </mrow>
    <annotation encoding="StarMath 5.0">x, y, t'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sub>
                <mi>θ</mi>
                <mn>0</mn>
              </msub>
              <msub>
                <mi>t</mi>
                <mn>0</mn>
              </msub>
            </mfrac>
            <mrow>
              <mfrac>
                <mi mathvariant="italic">dx</mi>
                <mi mathvariant="italic">dt</mi>
              </mfrac>
              <mo stretchy="false">=</mo>
              <msub>
                <mi>ω</mi>
                <mn>0</mn>
              </msub>
            </mrow>
            <mi>y</mi>
          </mrow>
        </mtd>
      </mtr>
      <mtr>
        <mtd>
          <mrow>
            <mfrac>
              <msub>
                <mi>ω</mi>
                <mn>0</mn>
              </msub>
              <msub>
                <mi>t</mi>
                <mn>0</mn>
              </msub>
            </mfrac>
            <mrow>
              <mfrac>
                <mi mathvariant="italic">dy</mi>
                <mi mathvariant="italic">dt</mi>
              </mfrac>
              <mo stretchy="false">=</mo>
              <mrow>
                <mo stretchy="false">−</mo>
                <mfrac>
                  <mi>g</mi>
                  <mi>l</mi>
                </mfrac>
              </mrow>
            </mrow>
            <mi>sin</mi>
            <mrow>
              <mrow>
                <mo fence="true" form="prefix" stretchy="false">(</mo>
                <mrow>
                  <mrow>
                    <msub>
                      <mi>θ</mi>
                      <mn>0</mn>
                    </msub>
                    <mi>x</mi>
                  </mrow>
                </mrow>
                <mo fence="true" form="postfix" stretchy="false">)</mo>
              </mrow>
              <mo stretchy="false">−</mo>
              <mfrac>
                <mi>γ</mi>
                <mi>m</mi>
              </mfrac>
            </mrow>
            <msub>
              <mi>ω</mi>
              <mn>0</mn>
            </msub>
            <mi>y</mi>
          </mrow>
        </mtd>
      </mtr>
    </mtable>
    <annotation encoding="StarMath 5.0">θ_0 over t_0 dx over dt = ω_0 y newline
ω_0 over t_0 dy over dt = - {g over l} sin(θ_0 x) - γ over m ω_0 y</annotation>
  </semantics>
</math>
</file>

<file path=Object 6/content.xml><?xml version="1.0" encoding="utf-8"?>
<math xmlns="http://www.w3.org/1998/Math/MathML" display="block">
  <semantics>
    <mrow>
      <msub>
        <mi>t</mi>
        <mn>0</mn>
      </msub>
      <mo stretchy="false">=</mo>
      <msqrt>
        <mrow>
          <mo fence="true" form="prefix" stretchy="false">(</mo>
          <mrow>
            <mfrac>
              <mi>l</mi>
              <mi>g</mi>
            </mfrac>
          </mrow>
          <mo fence="true" form="postfix" stretchy="false">)</mo>
        </mrow>
      </msqrt>
    </mrow>
    <annotation encoding="StarMath 5.0">t_0 = sqrt( l over g )</annotation>
  </semantics>
</math>
</file>

<file path=Object 7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row>
          <mo stretchy="false">−</mo>
          <mfrac>
            <mi>g</mi>
            <mi>l</mi>
          </mfrac>
        </mrow>
      </mrow>
      <msqrt>
        <mrow>
          <mo fence="true" form="prefix" stretchy="false">(</mo>
          <mrow>
            <mfrac>
              <mi>l</mi>
              <mi>g</mi>
            </mfrac>
          </mrow>
          <mo fence="true" form="postfix" stretchy="false">)</mo>
        </mrow>
      </msqrt>
      <mrow>
        <mfrac>
          <mrow>
            <mi>sin</mi>
            <mrow>
              <mo fence="true" form="prefix" stretchy="false">(</mo>
              <mrow>
                <mrow>
                  <msub>
                    <mi>θ</mi>
                    <mn>0</mn>
                  </msub>
                  <mi>x</mi>
                </mrow>
              </mrow>
              <mo fence="true" form="postfix" stretchy="false">)</mo>
            </mrow>
          </mrow>
          <msub>
            <mi>ω</mi>
            <mn>0</mn>
          </msub>
        </mfrac>
        <mo stretchy="false">−</mo>
        <mfrac>
          <mi>γ</mi>
          <mi>m</mi>
        </mfrac>
      </mrow>
      <msqrt>
        <mrow>
          <mo fence="true" form="prefix" stretchy="false">(</mo>
          <mrow>
            <mfrac>
              <mi>l</mi>
              <mi>g</mi>
            </mfrac>
          </mrow>
          <mo fence="true" form="postfix" stretchy="false">)</mo>
        </mrow>
      </msqrt>
      <mi>y</mi>
    </mrow>
    <annotation encoding="StarMath 5.0">dy over dt = -{ g over l } sqrt( l over g ) {sin( θ_0 x )} over ω_0 - γ over m sqrt( l over g ) y</annotation>
  </semantics>
</math>
</file>

<file path=Object 8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sqrt>
          <mrow>
            <mo fence="true" form="prefix" stretchy="false">(</mo>
            <mrow>
              <mfrac>
                <mi>l</mi>
                <mi>g</mi>
              </mfrac>
            </mrow>
            <mo fence="true" form="postfix" stretchy="false">)</mo>
          </mrow>
        </msqrt>
      </mrow>
      <mfrac>
        <msub>
          <mi>ω</mi>
          <mn>0</mn>
        </msub>
        <msub>
          <mi>θ</mi>
          <mn>0</mn>
        </msub>
      </mfrac>
      <mi>y</mi>
    </mrow>
    <annotation encoding="StarMath 5.0">dx over dt = sqrt( l over g ) ω_0 over θ_0 y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i mathvariant="italic">dx</mi>
              <mi mathvariant="italic">dt</mi>
            </mfrac>
            <mo stretchy="false">=</mo>
            <mi>y</mi>
          </mrow>
        </mtd>
      </mtr>
      <mtr>
        <mtd>
          <mrow>
            <mrow>
              <mfrac>
                <mi mathvariant="italic">dy</mi>
                <mi mathvariant="italic">dt</mi>
              </mfrac>
              <mo stretchy="false">=</mo>
              <mrow>
                <mo stretchy="false">−</mo>
                <mi>sin</mi>
              </mrow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σ</mi>
            </mrow>
            <mi>y</mi>
          </mrow>
        </mtd>
      </mtr>
    </mtable>
    <annotation encoding="StarMath 5.0">dx over dt = y newline
dy over dt = -sin( x) - σ y</annotation>
  </semantics>
</math>
</file>